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32_Built-in_32_Normal" style:data-style-name="N37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Excel_32_Built-in_32_Normal" style:data-style-name="N39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Excel_32_Built-in_32_Normal" style:data-style-name="N38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Excel_32_Built-in_32_Normal" style:data-style-name="N39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32_Built-in_32_Normal" style:data-style-name="N37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40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40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7">
      <style:table-cell-properties fo:border="2pt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6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39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0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Excel_32_Built-in_32_Normal" style:data-style-name="N36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8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0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2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4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5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7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8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59" style:family="table-cell" style:parent-style-name="Default" style:data-style-name="N0">
      <style:table-cell-properties fo:background-color="transparent"/>
    </style:style>
    <style:style style:name="ce60" style:family="table-cell" style:parent-style-name="Excel_32_Built-in_32_Normal" style:data-style-name="N36">
      <style:table-cell-properties fo:border-top="thin solid #000000" fo:border-bottom="2pt solid #000000" fo:border-left="2pt solid #000000" fo:border-right="2pt solid #000000" style:vertical-align="middle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2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3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000000" fo:background-color="transparent"/>
    </style:style>
    <style:style style:name="ce67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Excel_32_Built-in_32_Normal" style:data-style-name="N41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2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73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21708333333333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Magnum_Report_(2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5" table:default-cell-style-name="ce2"/>
        <table:table-column table:style-name="co4" table:number-columns-repeated="1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2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991" table:default-cell-style-name="ce2"/>
        <table:table-column table:style-name="co17" table:number-columns-repeated="15360" table:default-cell-style-name="ce1"/>
        <table:table-row table:style-name="ro1">
          <table:table-cell table:number-columns-repeated="12" table:style-name="ce2"/>
          <table:table-cell office:value-type="string" table:number-columns-spanned="8" table:number-rows-spanned="1" table:style-name="ce40">
            <text:p>DUE IN OFFICE BY 5TH OF FOLLOWING MONTH</text:p>
          </table:table-cell>
          <table:covered-table-cell table:number-columns-repeated="7"/>
          <table:table-cell table:number-columns-repeated="8" table:style-name="ce2"/>
          <table:table-cell office:value-type="string" table:number-columns-spanned="5" table:number-rows-spanned="1" table:style-name="ce41">
            <text:p>MONTHLY GAUGE SHEET</text:p>
          </table:table-cell>
          <table:covered-table-cell table:number-columns-repeated="4"/>
          <table:table-cell table:number-columns-repeated="16351"/>
        </table:table-row>
        <table:table-row table:style-name="ro1">
          <table:table-cell table:style-name="ce2"/>
          <table:table-cell office:value-type="string" table:number-columns-spanned="9" table:number-rows-spanned="2" table:style-name="ce42">
            <text:p>Magnum Producing, LP</text:p>
          </table:table-cell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41">
            <text:p>LEASE:<text:s text:c="2"/></text:p>
          </table:table-cell>
          <table:covered-table-cell/>
          <table:table-cell office:value-type="string" table:number-columns-spanned="8" table:number-rows-spanned="1" table:style-name="ce43">
            <text:p>BP America #1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4">
            <text:p>MONTH:</text:p>
          </table:table-cell>
          <table:covered-table-cell/>
          <table:table-cell office:value-type="string" table:number-columns-spanned="2" table:number-rows-spanned="1" table:style-name="ce45">
            <text:p>December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covered-table-cell/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41">
            <text:p>COUNTY:</text:p>
          </table:table-cell>
          <table:covered-table-cell/>
          <table:table-cell office:value-type="string" table:number-columns-spanned="8" table:number-rows-spanned="1" table:style-name="ce46">
            <text:p>Vermillion Parish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4">
            <text:p>YEAR:</text:p>
          </table:table-cell>
          <table:covered-table-cell/>
          <table:table-cell office:value-type="float" office:value="2019" table:number-columns-spanned="2" table:number-rows-spanned="1" table:style-name="ce47">
            <text:p>2019</text:p>
          </table:table-cell>
          <table:covered-table-cell/>
          <table:table-cell table:number-columns-repeated="1635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number-columns-spanned="1" table:number-rows-spanned="4" table:style-name="ce48">
            <text:p>DATE</text:p>
          </table:table-cell>
          <table:table-cell office:value-type="string" table:number-columns-spanned="3" table:number-rows-spanned="1" table:style-name="ce48">
            <text:p>TANK NO. 201051</text:p>
          </table:table-cell>
          <table:covered-table-cell table:number-columns-repeated="2"/>
          <table:table-cell office:value-type="string" table:number-columns-spanned="3" table:number-rows-spanned="1" table:style-name="ce48">
            <text:p>TANK NO. 201052</text:p>
          </table:table-cell>
          <table:covered-table-cell table:number-columns-repeated="2"/>
          <table:table-cell office:value-type="string" table:number-columns-spanned="3" table:number-rows-spanned="1" table:style-name="ce48">
            <text:p>OIL Spill Over Tank</text:p>
          </table:table-cell>
          <table:covered-table-cell table:number-columns-repeated="2"/>
          <table:table-cell office:value-type="string" table:number-columns-spanned="3" table:number-rows-spanned="1" table:style-name="ce48">
            <text:p>Water Tank 1</text:p>
          </table:table-cell>
          <table:covered-table-cell table:number-columns-repeated="2"/>
          <table:table-cell office:value-type="string" table:number-columns-spanned="2" table:number-rows-spanned="1" table:style-name="ce49">
            <text:p>PRODUCTION</text:p>
          </table:table-cell>
          <table:covered-table-cell/>
          <table:table-cell office:value-type="string" table:number-columns-spanned="6" table:number-rows-spanned="1" table:style-name="ce50">
            <text:p>WELL DATA</text:p>
          </table:table-cell>
          <table:covered-table-cell table:number-columns-repeated="5"/>
          <table:table-cell table:number-columns-repeated="2" table:style-name="ce3"/>
          <table:table-cell office:value-type="string" table:style-name="ce3">
            <text:p>SWD WELL</text:p>
          </table:table-cell>
          <table:table-cell table:style-name="ce3"/>
          <table:table-cell office:value-type="string" table:number-columns-spanned="8" table:number-rows-spanned="1" table:style-name="ce51">
            <text:p>OIL SALES</text:p>
          </table:table-cell>
          <table:covered-table-cell table:number-columns-repeated="7"/>
          <table:table-cell table:number-columns-repeated="16351"/>
        </table:table-row>
        <table:table-row table:style-name="ro3">
          <table:covered-table-cell/>
          <table:table-cell office:value-type="float" office:value="400" table:number-columns-spanned="3" table:number-rows-spanned="1" table:style-name="ce48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8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8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8">
            <text:p>400</text:p>
          </table:table-cell>
          <table:covered-table-cell table:number-columns-repeated="2"/>
          <table:table-cell office:value-type="string" table:number-columns-spanned="1" table:number-rows-spanned="3" table:style-name="ce52">
            <text:p>OIL</text:p>
            <text:p>PROD.</text:p>
            <text:p>BBLS.OIL</text:p>
            <text:p>PROD.</text:p>
            <text:p>BBLS.OIL</text:p>
            <text:p>PROD.</text:p>
            <text:p>BBLS.</text:p>
          </table:table-cell>
          <table:table-cell office:value-type="string" table:number-columns-spanned="1" table:number-rows-spanned="3" table:style-name="ce52">
            <text:p>WATER</text:p>
            <text:p>PROD.</text:p>
            <text:p>BBLS.WATER</text:p>
            <text:p>PROD.</text:p>
            <text:p>BBLS.WATER</text:p>
            <text:p>PROD.</text:p>
            <text:p>BBLS.</text:p>
          </table:table-cell>
          <table:table-cell office:value-type="string" table:number-columns-spanned="1" table:number-rows-spanned="3" table:style-name="ce52">
            <text:p>TUBING</text:p>
            <text:p>PRESS.TUBING</text:p>
            <text:p>PRESS.TUBING</text:p>
            <text:p>PRESS.</text:p>
          </table:table-cell>
          <table:table-cell office:value-type="string" table:number-columns-spanned="1" table:number-rows-spanned="3" table:style-name="ce52">
            <text:p><text:s/>CASING</text:p>
            <text:p>PRESS. CASING</text:p>
            <text:p>PRESS. CASING</text:p>
            <text:p>PRESS.</text:p>
          </table:table-cell>
          <table:table-cell office:value-type="string" table:number-columns-spanned="1" table:number-rows-spanned="3" table:style-name="ce52">
            <text:p>CKE.</text:p>
            <text:p>SIZECKE.</text:p>
            <text:p>SIZECKE.</text:p>
            <text:p>SIZE</text:p>
          </table:table-cell>
          <table:table-cell office:value-type="string" table:number-columns-spanned="1" table:number-rows-spanned="3" table:style-name="ce52">
            <text:p>STATIC</text:p>
            <text:p>PRESS.STATIC</text:p>
            <text:p>PRESS.STATIC</text:p>
            <text:p>PRESS.</text:p>
          </table:table-cell>
          <table:table-cell office:value-type="string" table:number-columns-spanned="1" table:number-rows-spanned="3" table:style-name="ce52">
            <text:p>DIFF.</text:p>
            <text:p>PRESS.DIFF.</text:p>
            <text:p>PRESS.DIFF.</text:p>
            <text:p>PRESS.</text:p>
          </table:table-cell>
          <table:table-cell office:value-type="string" table:number-columns-spanned="1" table:number-rows-spanned="3" table:style-name="ce52">
            <text:p>GAS</text:p>
            <text:p>PROD.</text:p>
            <text:p>MCFGAS</text:p>
            <text:p>PROD.</text:p>
            <text:p>MCFGAS</text:p>
            <text:p>PROD.</text:p>
            <text:p>MCF</text:p>
          </table:table-cell>
          <table:table-cell office:value-type="string" table:number-columns-spanned="1" table:number-rows-spanned="3" table:style-name="ce52">
            <text:p>SALES</text:p>
            <text:p>PROD.</text:p>
            <text:p>MCFSALES</text:p>
            <text:p>PROD.</text:p>
            <text:p>MCFSALES</text:p>
            <text:p>PROD.</text:p>
            <text:p>MCF</text:p>
          </table:table-cell>
          <table:table-cell office:value-type="string" table:number-columns-spanned="1" table:number-rows-spanned="3" table:style-name="ce52">
            <text:p>TFP</text:p>
          </table:table-cell>
          <table:table-cell office:value-type="string" table:number-columns-spanned="1" table:number-rows-spanned="3" table:style-name="ce52">
            <text:p>Casing</text:p>
          </table:table-cell>
          <table:table-cell office:value-type="string" table:number-columns-spanned="1" table:number-rows-spanned="3" table:style-name="ce53">
            <text:p>H2O Injection</text:p>
          </table:table-cell>
          <table:table-cell office:value-type="string" table:number-columns-spanned="1" table:number-rows-spanned="3" table:style-name="ce54">
            <text:p>DATE</text:p>
          </table:table-cell>
          <table:table-cell office:value-type="string" table:number-columns-spanned="1" table:number-rows-spanned="3" table:style-name="ce55">
            <text:p>TANK</text:p>
            <text:p>NO.TANK</text:p>
            <text:p>NO.TANK</text:p>
            <text:p>NO.</text:p>
          </table:table-cell>
          <table:table-cell office:value-type="string" table:number-columns-spanned="1" table:number-rows-spanned="3" table:style-name="ce55">
            <text:p>TICKET</text:p>
            <text:p>NO.TICKET</text:p>
            <text:p>NO.TICKET</text:p>
            <text:p>NO.</text:p>
          </table:table-cell>
          <table:table-cell office:value-type="string" table:number-columns-spanned="2" table:number-rows-spanned="2" table:style-name="ce56">
            <text:p>OPEN</text:p>
          </table:table-cell>
          <table:covered-table-cell/>
          <table:table-cell office:value-type="string" table:number-columns-spanned="2" table:number-rows-spanned="2" table:style-name="ce56">
            <text:p>CLOSE</text:p>
          </table:table-cell>
          <table:covered-table-cell/>
          <table:table-cell office:value-type="string" table:number-columns-spanned="1" table:number-rows-spanned="3" table:style-name="ce57">
            <text:p>BARRELS</text:p>
          </table:table-cell>
          <table:table-cell table:number-columns-repeated="16351"/>
        </table:table-row>
        <table:table-row table:style-name="ro4">
          <table:covered-table-cell/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table-cell table:style-name="ce5"/>
          <table:table-cell table:style-name="ce6"/>
          <table:table-cell table:style-name="ce7"/>
          <table:table-cell table:number-columns-repeated="2" table:style-name="ce8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5"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covered-table-cell/>
          <table:table-cell table:number-columns-repeated="16351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2">
            <text:p>4</text:p>
          </table:table-cell>
          <table:table-cell office:value-type="float" office:value="107.08" table:style-name="ce13">
            <text:p>107.08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4">
            <text:p>4</text:p>
          </table:table-cell>
          <table:table-cell office:value-type="float" office:value="207.27" table:style-name="ce13">
            <text:p>207.27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190.57" table:style-name="ce13">
            <text:p>190.57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46.33" table:style-name="ce15">
            <text:p>46.33</text:p>
          </table:table-cell>
          <table:table-cell office:value-type="float" office:value="218.51" table:style-name="ce11">
            <text:p>218.51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30" table:style-name="ce17">
            <text:p>230</text:p>
          </table:table-cell>
          <table:table-cell table:style-name="ce18"/>
          <table:table-cell table:number-columns-repeated="3" table:style-name="ce12"/>
          <table:table-cell table:style-name="ce19"/>
          <table:table-cell table:style-name="ce12"/>
          <table:table-cell table:style-name="ce19"/>
          <table:table-cell table:style-name="ce20"/>
          <table:table-cell table:number-columns-repeated="16351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office:value-type="float" office:value="162.19" table:style-name="ce13">
            <text:p>162.19</text:p>
          </table:table-cell>
          <table:table-cell office:value-type="float" office:value="1" table:style-name="ce14">
            <text:p>1</text:p>
          </table:table-cell>
          <table:table-cell office:value-type="float" office:value="3.25" table:style-name="ce14">
            <text:p>3.25</text:p>
          </table:table-cell>
          <table:table-cell office:value-type="float" office:value="25.66" table:style-name="ce13">
            <text:p>25.66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00.59" table:style-name="ce13">
            <text:p>200.59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207.27" table:style-name="ce13">
            <text:p>207.27</text:p>
          </table:table-cell>
          <table:table-cell office:value-type="float" office:value="52.5" table:style-name="ce15">
            <text:p>52.50</text:p>
          </table:table-cell>
          <table:table-cell office:value-type="float" office:value="261.01" table:style-name="ce11">
            <text:p>261.01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48" table:style-name="ce17">
            <text:p>248</text:p>
          </table:table-cell>
          <table:table-cell office:value-type="date" office:date-value="2019-12-02T00:00:00" table:style-name="ce18">
            <text:p>12/2/2019</text:p>
          </table:table-cell>
          <table:table-cell office:value-type="float" office:value="201052" table:style-name="ce12">
            <text:p>201052</text:p>
          </table:table-cell>
          <table:table-cell office:value-type="float" office:value="3166296" table:style-name="ce12">
            <text:p>3166296</text:p>
          </table:table-cell>
          <table:table-cell office:value-type="float" office:value="10" table:style-name="ce12">
            <text:p>10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3.25" table:style-name="ce12">
            <text:p>3.25</text:p>
          </table:table-cell>
          <table:table-cell office:value-type="float" office:value="179" table:style-name="ce20">
            <text:p>179.00</text:p>
          </table:table-cell>
          <table:table-cell table:number-columns-repeated="16351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2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1" table:style-name="ce14">
            <text:p>1</text:p>
          </table:table-cell>
          <table:table-cell office:value-type="float" office:value="3.25" table:style-name="ce14">
            <text:p>3.25</text:p>
          </table:table-cell>
          <table:table-cell office:value-type="float" office:value="25.66" table:style-name="ce13">
            <text:p>25.66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182.22" table:style-name="ce13">
            <text:p>182.22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190.57" table:style-name="ce13">
            <text:p>190.57</text:p>
          </table:table-cell>
          <table:table-cell office:value-type="float" office:value="48.42" table:style-name="ce15">
            <text:p>48.42</text:p>
          </table:table-cell>
          <table:table-cell office:value-type="float" office:value="251.93" table:style-name="ce11">
            <text:p>251.9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87" table:style-name="ce17">
            <text:p>287</text:p>
          </table:table-cell>
          <table:table-cell table:style-name="ce18"/>
          <table:table-cell table:style-name="ce12"/>
          <table:table-cell table:style-name="ce11"/>
          <table:table-cell table:number-columns-repeated="4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12" table:style-name="ce11">
            <text:p>12</text:p>
          </table:table-cell>
          <table:table-cell office:value-type="float" office:value="11.75" table:style-name="ce12">
            <text:p>11.75</text:p>
          </table:table-cell>
          <table:table-cell office:value-type="float" office:value="259.88" table:style-name="ce13">
            <text:p>259.88</text:p>
          </table:table-cell>
          <table:table-cell office:value-type="float" office:value="1" table:style-name="ce14">
            <text:p>1</text:p>
          </table:table-cell>
          <table:table-cell office:value-type="float" office:value="3.25" table:style-name="ce14">
            <text:p>3.25</text:p>
          </table:table-cell>
          <table:table-cell office:value-type="float" office:value="25.66" table:style-name="ce13">
            <text:p>25.66</text:p>
          </table:table-cell>
          <table:table-cell office:value-type="float" office:value="9" table:style-name="ce14">
            <text:p>9</text:p>
          </table:table-cell>
          <table:table-cell office:value-type="float" office:value="8.5" table:style-name="ce11">
            <text:p>8.5</text:p>
          </table:table-cell>
          <table:table-cell office:value-type="float" office:value="194.75" table:style-name="ce13">
            <text:p>194.75</text:p>
          </table:table-cell>
          <table:table-cell office:value-type="float" office:value="10" table:style-name="ce14">
            <text:p>10</text:p>
          </table:table-cell>
          <table:table-cell office:value-type="float" office:value="5.75" table:style-name="ce11">
            <text:p>5.75</text:p>
          </table:table-cell>
          <table:table-cell office:value-type="float" office:value="210.19" table:style-name="ce13">
            <text:p>210.19</text:p>
          </table:table-cell>
          <table:table-cell office:value-type="float" office:value="49.27" table:style-name="ce15">
            <text:p>49.27</text:p>
          </table:table-cell>
          <table:table-cell office:value-type="float" office:value="261.14999999999998" table:style-name="ce11">
            <text:p>261.15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29" table:style-name="ce17">
            <text:p>229</text:p>
          </table:table-cell>
          <table:table-cell table:style-name="ce21"/>
          <table:table-cell table:number-columns-repeated="2" table:style-name="ce11"/>
          <table:table-cell table:style-name="ce17"/>
          <table:table-cell table:style-name="ce12"/>
          <table:table-cell table:style-name="ce17"/>
          <table:table-cell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70.349999999999994" table:style-name="ce13">
            <text:p>70.35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73.69" table:style-name="ce13">
            <text:p>73.69</text:p>
          </table:table-cell>
          <table:table-cell office:value-type="float" office:value="9" table:style-name="ce14">
            <text:p>9</text:p>
          </table:table-cell>
          <table:table-cell office:value-type="float" office:value="3.75" table:style-name="ce11">
            <text:p>3.75</text:p>
          </table:table-cell>
          <table:table-cell office:value-type="float" office:value="186.82" table:style-name="ce13">
            <text:p>186.82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00.59" table:style-name="ce13">
            <text:p>200.59</text:p>
          </table:table-cell>
          <table:table-cell office:value-type="float" office:value="48.3" table:style-name="ce15">
            <text:p>48.30</text:p>
          </table:table-cell>
          <table:table-cell office:value-type="float" office:value="249.47" table:style-name="ce11">
            <text:p>249.47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67" table:style-name="ce11">
            <text:p>267</text:p>
          </table:table-cell>
          <table:table-cell office:value-type="date" office:date-value="2019-12-05T00:00:00" table:style-name="ce18">
            <text:p>12/5/2019</text:p>
          </table:table-cell>
          <table:table-cell office:value-type="float" office:value="201051" table:style-name="ce12">
            <text:p>201051</text:p>
          </table:table-cell>
          <table:table-cell office:value-type="float" office:value="3166303" table:style-name="ce12">
            <text:p>3166303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189.8" table:style-name="ce20">
            <text:p>189.80</text:p>
          </table:table-cell>
          <table:table-cell table:number-columns-repeated="16351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70.349999999999994" table:style-name="ce13">
            <text:p>70.35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123.78" table:style-name="ce13">
            <text:p>123.78</text:p>
          </table:table-cell>
          <table:table-cell office:value-type="float" office:value="9" table:style-name="ce14">
            <text:p>9</text:p>
          </table:table-cell>
          <table:table-cell office:value-type="float" office:value="9.5" table:style-name="ce11">
            <text:p>9.5</text:p>
          </table:table-cell>
          <table:table-cell office:value-type="float" office:value="196.42" table:style-name="ce13">
            <text:p>196.42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218.96" table:style-name="ce13">
            <text:p>218.96</text:p>
          </table:table-cell>
          <table:table-cell office:value-type="float" office:value="50.09" table:style-name="ce15">
            <text:p>50.09</text:p>
          </table:table-cell>
          <table:table-cell office:value-type="float" office:value="268.97000000000003" table:style-name="ce11">
            <text:p>268.97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41" table:style-name="ce11">
            <text:p>241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70.349999999999994" table:style-name="ce13">
            <text:p>70.35</text:p>
          </table:table-cell>
          <table:table-cell office:value-type="float" office:value="8" table:style-name="ce14">
            <text:p>8</text:p>
          </table:table-cell>
          <table:table-cell office:value-type="float" office:value="8.5" table:style-name="ce14">
            <text:p>8.5</text:p>
          </table:table-cell>
          <table:table-cell office:value-type="float" office:value="174.71" table:style-name="ce13">
            <text:p>174.71</text:p>
          </table:table-cell>
          <table:table-cell office:value-type="float" office:value="9" table:style-name="ce14">
            <text:p>9</text:p>
          </table:table-cell>
          <table:table-cell office:value-type="float" office:value="11.25" table:style-name="ce11">
            <text:p>11.25</text:p>
          </table:table-cell>
          <table:table-cell office:value-type="float" office:value="199.24" table:style-name="ce13">
            <text:p>199.24</text:p>
          </table:table-cell>
          <table:table-cell office:value-type="float" office:value="10" table:style-name="ce14">
            <text:p>10</text:p>
          </table:table-cell>
          <table:table-cell office:value-type="float" office:value="11.5" table:style-name="ce11">
            <text:p>11.5</text:p>
          </table:table-cell>
          <table:table-cell office:value-type="float" office:value="239.83" table:style-name="ce13">
            <text:p>239.83</text:p>
          </table:table-cell>
          <table:table-cell office:value-type="float" office:value="50.93" table:style-name="ce15">
            <text:p>50.93</text:p>
          </table:table-cell>
          <table:table-cell office:value-type="float" office:value="286.69" table:style-name="ce11">
            <text:p>286.69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63" table:style-name="ce11">
            <text:p>263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70.349999999999994" table:style-name="ce13">
            <text:p>70.35</text:p>
          </table:table-cell>
          <table:table-cell office:value-type="float" office:value="11" table:style-name="ce14">
            <text:p>11</text:p>
          </table:table-cell>
          <table:table-cell office:value-type="float" office:value="0.5" table:style-name="ce14">
            <text:p>0.5</text:p>
          </table:table-cell>
          <table:table-cell office:value-type="float" office:value="221.46" table:style-name="ce13">
            <text:p>221.46</text:p>
          </table:table-cell>
          <table:table-cell office:value-type="float" office:value="9" table:style-name="ce14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183.89" table:style-name="ce13">
            <text:p>183.89</text:p>
          </table:table-cell>
          <table:table-cell office:value-type="float" office:value="9" table:style-name="ce14">
            <text:p>9</text:p>
          </table:table-cell>
          <table:table-cell office:value-type="float" office:value="9.5" table:style-name="ce11">
            <text:p>9.5</text:p>
          </table:table-cell>
          <table:table-cell office:value-type="float" office:value="196.42" table:style-name="ce13">
            <text:p>196.42</text:p>
          </table:table-cell>
          <table:table-cell office:value-type="float" office:value="46.75" table:style-name="ce15">
            <text:p>46.75</text:p>
          </table:table-cell>
          <table:table-cell office:value-type="float" office:value="213.24" table:style-name="ce11">
            <text:p>213.24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2" table:style-name="ce11">
            <text:p>272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2">
            <text:p>3</text:p>
          </table:table-cell>
          <table:table-cell office:value-type="float" office:value="125.45" table:style-name="ce13">
            <text:p>125.45</text:p>
          </table:table-cell>
          <table:table-cell office:value-type="float" office:value="11" table:style-name="ce14">
            <text:p>11</text:p>
          </table:table-cell>
          <table:table-cell office:value-type="float" office:value="0.5" table:style-name="ce14">
            <text:p>0.5</text:p>
          </table:table-cell>
          <table:table-cell office:value-type="float" office:value="221.46" table:style-name="ce13">
            <text:p>221.46</text:p>
          </table:table-cell>
          <table:table-cell office:value-type="float" office:value="10" table:style-name="ce14">
            <text:p>10</text:p>
          </table:table-cell>
          <table:table-cell office:value-type="float" office:value="4.75" table:style-name="ce11">
            <text:p>4.75</text:p>
          </table:table-cell>
          <table:table-cell office:value-type="float" office:value="208.52" table:style-name="ce13">
            <text:p>208.52</text:p>
          </table:table-cell>
          <table:table-cell office:value-type="float" office:value="10" table:style-name="ce14">
            <text:p>10</text:p>
          </table:table-cell>
          <table:table-cell office:value-type="float" office:value="10.5" table:style-name="ce11">
            <text:p>10.5</text:p>
          </table:table-cell>
          <table:table-cell office:value-type="float" office:value="218.12" table:style-name="ce13">
            <text:p>218.12</text:p>
          </table:table-cell>
          <table:table-cell office:value-type="float" office:value="55.1" table:style-name="ce15">
            <text:p>55.10</text:p>
          </table:table-cell>
          <table:table-cell office:value-type="float" office:value="276.33" table:style-name="ce11">
            <text:p>276.3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30" table:style-name="ce11">
            <text:p>23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float" office:value="8" table:style-name="ce11">
            <text:p>8</text:p>
          </table:table-cell>
          <table:table-cell office:value-type="float" office:value="7.5" table:style-name="ce12">
            <text:p>7.5</text:p>
          </table:table-cell>
          <table:table-cell office:value-type="float" office:value="173.04" table:style-name="ce13">
            <text:p>173.04</text:p>
          </table:table-cell>
          <table:table-cell office:value-type="float" office:value="11" table:style-name="ce14">
            <text:p>11</text:p>
          </table:table-cell>
          <table:table-cell office:value-type="float" office:value="0.5" table:style-name="ce14">
            <text:p>0.5</text:p>
          </table:table-cell>
          <table:table-cell office:value-type="float" office:value="221.46" table:style-name="ce13">
            <text:p>221.46</text:p>
          </table:table-cell>
          <table:table-cell office:value-type="float" office:value="10" table:style-name="ce14">
            <text:p>10</text:p>
          </table:table-cell>
          <table:table-cell office:value-type="float" office:value="0.25" table:style-name="ce11">
            <text:p>0.25</text:p>
          </table:table-cell>
          <table:table-cell office:value-type="float" office:value="201.01" table:style-name="ce13">
            <text:p>201.01</text:p>
          </table:table-cell>
          <table:table-cell office:value-type="float" office:value="10" table:style-name="ce14">
            <text:p>10</text:p>
          </table:table-cell>
          <table:table-cell office:value-type="float" office:value="9.5" table:style-name="ce11">
            <text:p>9.5</text:p>
          </table:table-cell>
          <table:table-cell office:value-type="float" office:value="216.46" table:style-name="ce13">
            <text:p>216.46</text:p>
          </table:table-cell>
          <table:table-cell office:value-type="float" office:value="47.59" table:style-name="ce15">
            <text:p>47.59</text:p>
          </table:table-cell>
          <table:table-cell office:value-type="float" office:value="260.83" table:style-name="ce11">
            <text:p>260.8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0" table:style-name="ce11">
            <text:p>27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office:value-type="float" office:value="222.3" table:style-name="ce13">
            <text:p>222.3</text:p>
          </table:table-cell>
          <table:table-cell office:value-type="float" office:value="11" table:style-name="ce14">
            <text:p>11</text:p>
          </table:table-cell>
          <table:table-cell office:value-type="float" office:value="0.5" table:style-name="ce14">
            <text:p>0.5</text:p>
          </table:table-cell>
          <table:table-cell office:value-type="float" office:value="221.46" table:style-name="ce13">
            <text:p>221.46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212.28" table:style-name="ce13">
            <text:p>212.28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218.96" table:style-name="ce13">
            <text:p>218.96</text:p>
          </table:table-cell>
          <table:table-cell office:value-type="float" office:value="49.26" table:style-name="ce15">
            <text:p>49.26</text:p>
          </table:table-cell>
          <table:table-cell office:value-type="float" office:value="269.77" table:style-name="ce11">
            <text:p>269.77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6" table:style-name="ce17">
            <text:p>256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13" table:style-name="ce11">
            <text:p>13</text:p>
          </table:table-cell>
          <table:table-cell office:value-type="float" office:value="11" table:style-name="ce12">
            <text:p>11</text:p>
          </table:table-cell>
          <table:table-cell office:value-type="float" office:value="279.07" table:style-name="ce13">
            <text:p>279.07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35.19" table:style-name="ce13">
            <text:p>35.19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217.29" table:style-name="ce13">
            <text:p>217.29</text:p>
          </table:table-cell>
          <table:table-cell office:value-type="float" office:value="59.5" table:style-name="ce15">
            <text:p>59.50</text:p>
          </table:table-cell>
          <table:table-cell office:value-type="float" office:value="280.66000000000003" table:style-name="ce11">
            <text:p>280.66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84" table:style-name="ce17">
            <text:p>284</text:p>
          </table:table-cell>
          <table:table-cell office:value-type="date" office:date-value="2019-12-12T00:00:00" table:style-name="ce18">
            <text:p>12/12/2019</text:p>
          </table:table-cell>
          <table:table-cell office:value-type="float" office:value="201052" table:style-name="ce12">
            <text:p>201052</text:p>
          </table:table-cell>
          <table:table-cell office:value-type="float" office:value="3166324" table:style-name="ce12">
            <text:p>3166324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float" office:value="6.5" table:style-name="ce12">
            <text:p>6.5</text:p>
          </table:table-cell>
          <table:table-cell office:value-type="float" office:value="189" table:style-name="ce20">
            <text:p>189.00</text:p>
          </table:table-cell>
          <table:table-cell table:number-columns-repeated="16351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float" office:value="4" table:style-name="ce11">
            <text:p>4</text:p>
          </table:table-cell>
          <table:table-cell office:value-type="float" office:value="5.75" table:style-name="ce12">
            <text:p>5.75</text:p>
          </table:table-cell>
          <table:table-cell office:value-type="float" office:value="89.97" table:style-name="ce13">
            <text:p>89.97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82.04" table:style-name="ce13">
            <text:p>82.04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00.59" table:style-name="ce13">
            <text:p>200.59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207.27" table:style-name="ce13">
            <text:p>207.27</text:p>
          </table:table-cell>
          <table:table-cell office:value-type="float" office:value="46.75" table:style-name="ce15">
            <text:p>46.75</text:p>
          </table:table-cell>
          <table:table-cell office:value-type="float" office:value="287.95999999999998" table:style-name="ce11">
            <text:p>287.96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08" table:style-name="ce17">
            <text:p>308</text:p>
          </table:table-cell>
          <table:table-cell office:value-type="string" table:style-name="ce18">
            <text:p>13/13/19</text:p>
          </table:table-cell>
          <table:table-cell office:value-type="float" office:value="201051" table:style-name="ce12">
            <text:p>201051</text:p>
          </table:table-cell>
          <table:table-cell office:value-type="float" office:value="3166328" table:style-name="ce12">
            <text:p>3166328</text:p>
          </table:table-cell>
          <table:table-cell office:value-type="float" office:value="13" table:style-name="ce12">
            <text:p>13</text:p>
          </table:table-cell>
          <table:table-cell office:value-type="float" office:value="11.5" table:style-name="ce12">
            <text:p>11.5</text:p>
          </table:table-cell>
          <table:table-cell office:value-type="float" office:value="4" table:style-name="ce12">
            <text:p>4</text:p>
          </table:table-cell>
          <table:table-cell office:value-type="float" office:value="5.75" table:style-name="ce12">
            <text:p>5.75</text:p>
          </table:table-cell>
          <table:table-cell office:value-type="float" office:value="189" table:style-name="ce20">
            <text:p>189.00</text:p>
          </table:table-cell>
          <table:table-cell table:number-columns-repeated="16351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4" table:style-name="ce11">
            <text:p>4</text:p>
          </table:table-cell>
          <table:table-cell office:value-type="float" office:value="5.75" table:style-name="ce12">
            <text:p>5.75</text:p>
          </table:table-cell>
          <table:table-cell office:value-type="float" office:value="89.97" table:style-name="ce13">
            <text:p>89.97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128.79" table:style-name="ce13">
            <text:p>128.79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46.75" table:style-name="ce15">
            <text:p>46.75</text:p>
          </table:table-cell>
          <table:table-cell office:value-type="float" office:value="261.68" table:style-name="ce11">
            <text:p>261.68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5" table:style-name="ce17">
            <text:p>255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4" table:style-name="ce11">
            <text:p>4</text:p>
          </table:table-cell>
          <table:table-cell office:value-type="float" office:value="5.75" table:style-name="ce12">
            <text:p>5.75</text:p>
          </table:table-cell>
          <table:table-cell office:value-type="float" office:value="89.97" table:style-name="ce13">
            <text:p>89.97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4">
            <text:p>11</text:p>
          </table:table-cell>
          <table:table-cell office:value-type="float" office:value="178.88" table:style-name="ce13">
            <text:p>178.88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220.63" table:style-name="ce13">
            <text:p>220.63</text:p>
          </table:table-cell>
          <table:table-cell office:value-type="float" office:value="11" table:style-name="ce14">
            <text:p>11</text:p>
          </table:table-cell>
          <table:table-cell office:value-type="float" office:value="4" table:style-name="ce11">
            <text:p>4</text:p>
          </table:table-cell>
          <table:table-cell office:value-type="float" office:value="227.31" table:style-name="ce13">
            <text:p>227.31</text:p>
          </table:table-cell>
          <table:table-cell office:value-type="float" office:value="50.09" table:style-name="ce15">
            <text:p>50.09</text:p>
          </table:table-cell>
          <table:table-cell office:value-type="float" office:value="267.39999999999998" table:style-name="ce11">
            <text:p>267.4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34" table:style-name="ce17">
            <text:p>234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float" office:value="4" table:style-name="ce11">
            <text:p>4</text:p>
          </table:table-cell>
          <table:table-cell office:value-type="float" office:value="5.75" table:style-name="ce12">
            <text:p>5.75</text:p>
          </table:table-cell>
          <table:table-cell office:value-type="float" office:value="89.97" table:style-name="ce13">
            <text:p>89.97</text:p>
          </table:table-cell>
          <table:table-cell office:value-type="float" office:value="11" table:style-name="ce14">
            <text:p>11</text:p>
          </table:table-cell>
          <table:table-cell office:value-type="float" office:value="1" table:style-name="ce14">
            <text:p>1</text:p>
          </table:table-cell>
          <table:table-cell office:value-type="float" office:value="222.3" table:style-name="ce13">
            <text:p>222.3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218.96" table:style-name="ce13">
            <text:p>218.96</text:p>
          </table:table-cell>
          <table:table-cell office:value-type="float" office:value="43.42" table:style-name="ce15">
            <text:p>43.42</text:p>
          </table:table-cell>
          <table:table-cell office:value-type="float" office:value="298.63" table:style-name="ce11">
            <text:p>298.6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17" table:style-name="ce17">
            <text:p>31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float" office:value="6" table:style-name="ce11">
            <text:p>6</text:p>
          </table:table-cell>
          <table:table-cell office:value-type="float" office:value="10" table:style-name="ce12">
            <text:p>10</text:p>
          </table:table-cell>
          <table:table-cell office:value-type="float" office:value="137.13999999999999" table:style-name="ce13">
            <text:p>137.14</text:p>
          </table:table-cell>
          <table:table-cell office:value-type="float" office:value="11" table:style-name="ce14">
            <text:p>11</text:p>
          </table:table-cell>
          <table:table-cell office:value-type="float" office:value="1" table:style-name="ce14">
            <text:p>1</text:p>
          </table:table-cell>
          <table:table-cell office:value-type="float" office:value="222.3" table:style-name="ce13">
            <text:p>222.3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217.28" table:style-name="ce13">
            <text:p>217.28</text:p>
          </table:table-cell>
          <table:table-cell office:value-type="float" office:value="11" table:style-name="ce14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222.3" table:style-name="ce13">
            <text:p>222.3</text:p>
          </table:table-cell>
          <table:table-cell office:value-type="float" office:value="47.17" table:style-name="ce15">
            <text:p>47.17</text:p>
          </table:table-cell>
          <table:table-cell office:value-type="float" office:value="275.7" table:style-name="ce11">
            <text:p>275.7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66" table:style-name="ce17">
            <text:p>266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office:value-type="float" office:value="183.89" table:style-name="ce13">
            <text:p>183.89</text:p>
          </table:table-cell>
          <table:table-cell office:value-type="float" office:value="1" table:style-name="ce14">
            <text:p>1</text:p>
          </table:table-cell>
          <table:table-cell office:value-type="float" office:value="7.25" table:style-name="ce14">
            <text:p>7.25</text:p>
          </table:table-cell>
          <table:table-cell office:value-type="float" office:value="32.26" table:style-name="ce13">
            <text:p>32.26</text:p>
          </table:table-cell>
          <table:table-cell office:value-type="float" office:value="10" table:style-name="ce14">
            <text:p>10</text:p>
          </table:table-cell>
          <table:table-cell office:value-type="float" office:value="7.75" table:style-name="ce11">
            <text:p>7.75</text:p>
          </table:table-cell>
          <table:table-cell office:value-type="float" office:value="213.53" table:style-name="ce13">
            <text:p>213.53</text:p>
          </table:table-cell>
          <table:table-cell office:value-type="float" office:value="11" table:style-name="ce14">
            <text:p>11</text:p>
          </table:table-cell>
          <table:table-cell office:value-type="float" office:value="5" table:style-name="ce11">
            <text:p>5</text:p>
          </table:table-cell>
          <table:table-cell office:value-type="float" office:value="228.98" table:style-name="ce13">
            <text:p>228.98</text:p>
          </table:table-cell>
          <table:table-cell office:value-type="float" office:value="47.31" table:style-name="ce15">
            <text:p>47.31</text:p>
          </table:table-cell>
          <table:table-cell office:value-type="float" office:value="290" table:style-name="ce11">
            <text:p>290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87" table:style-name="ce17">
            <text:p>287</text:p>
          </table:table-cell>
          <table:table-cell office:value-type="date" office:date-value="2019-12-18T00:00:00" table:style-name="ce18">
            <text:p>12/18/2019</text:p>
          </table:table-cell>
          <table:table-cell office:value-type="float" office:value="201052" table:style-name="ce12">
            <text:p>201052</text:p>
          </table:table-cell>
          <table:table-cell office:value-type="float" office:value="3166341" table:style-name="ce12">
            <text:p>3166341</text:p>
          </table:table-cell>
          <table:table-cell office:value-type="float" office:value="11" table:style-name="ce12">
            <text:p>11</text:p>
          </table:table-cell>
          <table:table-cell office:value-type="float" office:value="1.25" table:style-name="ce12">
            <text:p>1.25</text:p>
          </table:table-cell>
          <table:table-cell office:value-type="float" office:value="1" table:style-name="ce12">
            <text:p>1</text:p>
          </table:table-cell>
          <table:table-cell office:value-type="float" office:value="7.25" table:style-name="ce12">
            <text:p>7.25</text:p>
          </table:table-cell>
          <table:table-cell office:value-type="float" office:value="190.6" table:style-name="ce20">
            <text:p>190.60</text:p>
          </table:table-cell>
          <table:table-cell table:number-columns-repeated="16351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float" office:value="11" table:style-name="ce11">
            <text:p>11</text:p>
          </table:table-cell>
          <table:table-cell office:value-type="float" office:value="9.25" table:style-name="ce12">
            <text:p>9.25</text:p>
          </table:table-cell>
          <table:table-cell office:value-type="float" office:value="236.08" table:style-name="ce13">
            <text:p>236.08</text:p>
          </table:table-cell>
          <table:table-cell office:value-type="float" office:value="1" table:style-name="ce14">
            <text:p>1</text:p>
          </table:table-cell>
          <table:table-cell office:value-type="float" office:value="7.25" table:style-name="ce14">
            <text:p>7.25</text:p>
          </table:table-cell>
          <table:table-cell office:value-type="float" office:value="32.26" table:style-name="ce13">
            <text:p>32.26</text:p>
          </table:table-cell>
          <table:table-cell office:value-type="float" office:value="11" table:style-name="ce14">
            <text:p>11</text:p>
          </table:table-cell>
          <table:table-cell office:value-type="float" office:value="3.5" table:style-name="ce11">
            <text:p>3.5</text:p>
          </table:table-cell>
          <table:table-cell office:value-type="float" office:value="226.47" table:style-name="ce13">
            <text:p>226.47</text:p>
          </table:table-cell>
          <table:table-cell office:value-type="float" office:value="12" table:style-name="ce14">
            <text:p>12</text:p>
          </table:table-cell>
          <table:table-cell office:value-type="float" office:value="4.5" table:style-name="ce11">
            <text:p>4.5</text:p>
          </table:table-cell>
          <table:table-cell office:value-type="float" office:value="248.18" table:style-name="ce13">
            <text:p>248.18</text:p>
          </table:table-cell>
          <table:table-cell office:value-type="float" office:value="52.19" table:style-name="ce15">
            <text:p>52.19</text:p>
          </table:table-cell>
          <table:table-cell office:value-type="float" office:value="311.14" table:style-name="ce11">
            <text:p>311.14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9" table:style-name="ce17">
            <text:p>27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11" table:style-name="ce11">
            <text:p>11</text:p>
          </table:table-cell>
          <table:table-cell office:value-type="float" office:value="9.25" table:style-name="ce12">
            <text:p>9.25</text:p>
          </table:table-cell>
          <table:table-cell office:value-type="float" office:value="236.08" table:style-name="ce13">
            <text:p>236.08</text:p>
          </table:table-cell>
          <table:table-cell office:value-type="float" office:value="4" table:style-name="ce14">
            <text:p>4</text:p>
          </table:table-cell>
          <table:table-cell office:value-type="float" office:value="1.25" table:style-name="ce14">
            <text:p>1.25</text:p>
          </table:table-cell>
          <table:table-cell office:value-type="float" office:value="82.45" table:style-name="ce13">
            <text:p>82.45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1">
            <text:p>9</text:p>
          </table:table-cell>
          <table:table-cell office:value-type="float" office:value="215.62" table:style-name="ce13">
            <text:p>215.62</text:p>
          </table:table-cell>
          <table:table-cell office:value-type="float" office:value="11" table:style-name="ce14">
            <text:p>11</text:p>
          </table:table-cell>
          <table:table-cell office:value-type="float" office:value="4.5" table:style-name="ce11">
            <text:p>4.5</text:p>
          </table:table-cell>
          <table:table-cell office:value-type="float" office:value="228.14" table:style-name="ce13">
            <text:p>228.14</text:p>
          </table:table-cell>
          <table:table-cell office:value-type="float" office:value="50.19" table:style-name="ce15">
            <text:p>50.19</text:p>
          </table:table-cell>
          <table:table-cell office:value-type="float" office:value="290.11" table:style-name="ce11">
            <text:p>290.11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21" table:style-name="ce17">
            <text:p>321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float" office:value="2" table:style-name="ce11">
            <text:p>2</text:p>
          </table:table-cell>
          <table:table-cell office:value-type="float" office:value="4.25" table:style-name="ce12">
            <text:p>4.25</text:p>
          </table:table-cell>
          <table:table-cell office:value-type="float" office:value="47.34" table:style-name="ce13">
            <text:p>47.34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132.13" table:style-name="ce13">
            <text:p>132.13</text:p>
          </table:table-cell>
          <table:table-cell office:value-type="float" office:value="9" table:style-name="ce14">
            <text:p>9</text:p>
          </table:table-cell>
          <table:table-cell office:value-type="float" office:value="10.25" table:style-name="ce22">
            <text:p>10 1/4</text:p>
          </table:table-cell>
          <table:table-cell office:value-type="float" office:value="197.67" table:style-name="ce13">
            <text:p>197.67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220.63" table:style-name="ce13">
            <text:p>220.63</text:p>
          </table:table-cell>
          <table:table-cell office:value-type="float" office:value="47.94" table:style-name="ce15">
            <text:p>47.94</text:p>
          </table:table-cell>
          <table:table-cell office:value-type="float" office:value="271.54000000000002" table:style-name="ce11">
            <text:p>271.54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97" table:style-name="ce17">
            <text:p>297</text:p>
          </table:table-cell>
          <table:table-cell office:value-type="date" office:date-value="2019-12-21T00:00:00" table:style-name="ce18">
            <text:p>12/21/2019</text:p>
          </table:table-cell>
          <table:table-cell office:value-type="float" office:value="201051" table:style-name="ce12">
            <text:p>201051</text:p>
          </table:table-cell>
          <table:table-cell office:value-type="float" office:value="3300989" table:style-name="ce12">
            <text:p>3300989</text:p>
          </table:table-cell>
          <table:table-cell office:value-type="float" office:value="11" table:style-name="ce12">
            <text:p>11</text:p>
          </table:table-cell>
          <table:table-cell office:value-type="float" office:value="9.25" table:style-name="ce12">
            <text:p>9.25</text:p>
          </table:table-cell>
          <table:table-cell office:value-type="float" office:value="2" table:style-name="ce12">
            <text:p>2</text:p>
          </table:table-cell>
          <table:table-cell office:value-type="float" office:value="4.25" table:style-name="ce12">
            <text:p>4.25</text:p>
          </table:table-cell>
          <table:table-cell office:value-type="float" office:value="187" table:style-name="ce20">
            <text:p>187.00</text:p>
          </table:table-cell>
          <table:table-cell table:number-columns-repeated="16351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2" table:style-name="ce11">
            <text:p>2</text:p>
          </table:table-cell>
          <table:table-cell office:value-type="float" office:value="4.25" table:style-name="ce12">
            <text:p>4.25</text:p>
          </table:table-cell>
          <table:table-cell office:value-type="float" office:value="47.34" table:style-name="ce13">
            <text:p>47.34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177.21" table:style-name="ce13">
            <text:p>177.21</text:p>
          </table:table-cell>
          <table:table-cell office:value-type="float" office:value="9" table:style-name="ce14">
            <text:p>9</text:p>
          </table:table-cell>
          <table:table-cell office:value-type="float" office:value="7" table:style-name="ce22">
            <text:p>7<text:s text:c="4"/></text:p>
          </table:table-cell>
          <table:table-cell office:value-type="float" office:value="192.24" table:style-name="ce13">
            <text:p>192.24</text:p>
          </table:table-cell>
          <table:table-cell office:value-type="float" office:value="10" table:style-name="ce14">
            <text:p>10</text:p>
          </table:table-cell>
          <table:table-cell office:value-type="float" office:value="3.25" table:style-name="ce11">
            <text:p>3.25</text:p>
          </table:table-cell>
          <table:table-cell office:value-type="float" office:value="206.02" table:style-name="ce13">
            <text:p>206.02</text:p>
          </table:table-cell>
          <table:table-cell office:value-type="float" office:value="45.08" table:style-name="ce15">
            <text:p>45.08</text:p>
          </table:table-cell>
          <table:table-cell office:value-type="float" office:value="238.96" table:style-name="ce11">
            <text:p>238.96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9" table:style-name="ce17">
            <text:p>25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float" office:value="2" table:style-name="ce11">
            <text:p>2</text:p>
          </table:table-cell>
          <table:table-cell office:value-type="float" office:value="4.25" table:style-name="ce12">
            <text:p>4.25</text:p>
          </table:table-cell>
          <table:table-cell office:value-type="float" office:value="47.34" table:style-name="ce13">
            <text:p>47.34</text:p>
          </table:table-cell>
          <table:table-cell office:value-type="float" office:value="11" table:style-name="ce14">
            <text:p>11</text:p>
          </table:table-cell>
          <table:table-cell office:value-type="float" office:value="0.5" table:style-name="ce14">
            <text:p>0.5</text:p>
          </table:table-cell>
          <table:table-cell office:value-type="float" office:value="221.46" table:style-name="ce13">
            <text:p>221.46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22">
            <text:p>9<text:s text:c="4"/></text:p>
          </table:table-cell>
          <table:table-cell office:value-type="float" office:value="195.58" table:style-name="ce13">
            <text:p>195.58</text:p>
          </table:table-cell>
          <table:table-cell office:value-type="float" office:value="10" table:style-name="ce14">
            <text:p>10</text:p>
          </table:table-cell>
          <table:table-cell office:value-type="float" office:value="6.25" table:style-name="ce11">
            <text:p>6.25</text:p>
          </table:table-cell>
          <table:table-cell office:value-type="float" office:value="211.03" table:style-name="ce13">
            <text:p>211.03</text:p>
          </table:table-cell>
          <table:table-cell office:value-type="float" office:value="44.25" table:style-name="ce15">
            <text:p>44.25</text:p>
          </table:table-cell>
          <table:table-cell office:value-type="float" office:value="291.35000000000002" table:style-name="ce11">
            <text:p>291.35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83" table:style-name="ce17">
            <text:p>283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5">
          <table:table-cell office:value-type="float" office:value="25" table:style-name="ce10">
            <text:p>25</text:p>
          </table:table-cell>
          <table:table-cell office:value-type="float" office:value="4" table:style-name="ce11">
            <text:p>4</text:p>
          </table:table-cell>
          <table:table-cell office:value-type="float" office:value="9" table:style-name="ce12">
            <text:p>9</text:p>
          </table:table-cell>
          <table:table-cell office:value-type="float" office:value="95.39" table:style-name="ce13">
            <text:p>95.39</text:p>
          </table:table-cell>
          <table:table-cell office:value-type="float" office:value="11" table:style-name="ce14">
            <text:p>11</text:p>
          </table:table-cell>
          <table:table-cell office:value-type="float" office:value="0.5" table:style-name="ce14">
            <text:p>0.5</text:p>
          </table:table-cell>
          <table:table-cell office:value-type="float" office:value="221.46" table:style-name="ce13">
            <text:p>221.46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22">
            <text:p>5<text:s text:c="4"/></text:p>
          </table:table-cell>
          <table:table-cell office:value-type="float" office:value="188.9" table:style-name="ce13">
            <text:p>188.9</text:p>
          </table:table-cell>
          <table:table-cell office:value-type="float" office:value="10" table:style-name="ce14">
            <text:p>10</text:p>
          </table:table-cell>
          <table:table-cell office:value-type="float" office:value="1.25" table:style-name="ce22">
            <text:p>1 1/4</text:p>
          </table:table-cell>
          <table:table-cell office:value-type="float" office:value="202.68" table:style-name="ce13">
            <text:p>202.68</text:p>
          </table:table-cell>
          <table:table-cell office:value-type="float" office:value="48.05" table:style-name="ce15">
            <text:p>48.05</text:p>
          </table:table-cell>
          <table:table-cell office:value-type="float" office:value="271.97000000000003" table:style-name="ce11">
            <text:p>271.97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87" table:style-name="ce17">
            <text:p>28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5">
          <table:table-cell office:value-type="float" office:value="26" table:style-name="ce10">
            <text:p>26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2">
            <text:p>4</text:p>
          </table:table-cell>
          <table:table-cell office:value-type="float" office:value="147.16" table:style-name="ce13">
            <text:p>147.16</text:p>
          </table:table-cell>
          <table:table-cell office:value-type="float" office:value="1" table:style-name="ce14">
            <text:p>1</text:p>
          </table:table-cell>
          <table:table-cell office:value-type="float" office:value="8.25" table:style-name="ce14">
            <text:p>8.25</text:p>
          </table:table-cell>
          <table:table-cell office:value-type="float" office:value="33.93" table:style-name="ce13">
            <text:p>33.93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207.27" table:style-name="ce13">
            <text:p>207.27</text:p>
          </table:table-cell>
          <table:table-cell office:value-type="float" office:value="10" table:style-name="ce14">
            <text:p>10</text:p>
          </table:table-cell>
          <table:table-cell office:value-type="float" office:value="8" table:style-name="ce22">
            <text:p>8<text:s text:c="4"/></text:p>
          </table:table-cell>
          <table:table-cell office:value-type="float" office:value="213.95" table:style-name="ce13">
            <text:p>213.95</text:p>
          </table:table-cell>
          <table:table-cell office:value-type="float" office:value="54.24" table:style-name="ce15">
            <text:p>54.24</text:p>
          </table:table-cell>
          <table:table-cell office:value-type="float" office:value="341.64" table:style-name="ce11">
            <text:p>341.64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12" table:style-name="ce17">
            <text:p>312</text:p>
          </table:table-cell>
          <table:table-cell office:value-type="date" office:date-value="2019-12-25T00:00:00" table:style-name="ce18">
            <text:p>12/25/2019</text:p>
          </table:table-cell>
          <table:table-cell office:value-type="float" office:value="201052" table:style-name="ce12">
            <text:p>201052</text:p>
          </table:table-cell>
          <table:table-cell office:value-type="float" office:value="3166363" table:style-name="ce12">
            <text:p>3166363</text:p>
          </table:table-cell>
          <table:table-cell office:value-type="float" office:value="11" table:style-name="ce12">
            <text:p>11</text:p>
          </table:table-cell>
          <table:table-cell office:value-type="float" office:value="2.25" table:style-name="ce12">
            <text:p>2.25</text:p>
          </table:table-cell>
          <table:table-cell office:value-type="float" office:value="1" table:style-name="ce12">
            <text:p>1</text:p>
          </table:table-cell>
          <table:table-cell office:value-type="float" office:value="8.25" table:style-name="ce12">
            <text:p>8.25</text:p>
          </table:table-cell>
          <table:table-cell office:value-type="float" office:value="190" table:style-name="ce20">
            <text:p>190.00</text:p>
          </table:table-cell>
          <table:table-cell table:number-columns-repeated="16351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9" table:style-name="ce11">
            <text:p>9</text:p>
          </table:table-cell>
          <table:table-cell office:value-type="float" office:value="6" table:style-name="ce12">
            <text:p>6</text:p>
          </table:table-cell>
          <table:table-cell office:value-type="float" office:value="190.57" table:style-name="ce13">
            <text:p>190.57</text:p>
          </table:table-cell>
          <table:table-cell office:value-type="float" office:value="1" table:style-name="ce14">
            <text:p>1</text:p>
          </table:table-cell>
          <table:table-cell office:value-type="float" office:value="8.25" table:style-name="ce14">
            <text:p>8.25</text:p>
          </table:table-cell>
          <table:table-cell office:value-type="float" office:value="33.93" table:style-name="ce13">
            <text:p>33.93</text:p>
          </table:table-cell>
          <table:table-cell office:value-type="float" office:value="9" table:style-name="ce14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183.89" table:style-name="ce13">
            <text:p>183.89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22">
            <text:p>5<text:s text:c="4"/></text:p>
          </table:table-cell>
          <table:table-cell office:value-type="float" office:value="188.9" table:style-name="ce13">
            <text:p>188.9</text:p>
          </table:table-cell>
          <table:table-cell office:value-type="float" office:value="43.41" table:style-name="ce15">
            <text:p>43.41</text:p>
          </table:table-cell>
          <table:table-cell office:value-type="float" office:value="186.57" table:style-name="ce11">
            <text:p>186.57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35" table:style-name="ce17">
            <text:p>235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office:value-type="float" office:value="244.01" table:style-name="ce13">
            <text:p>244.01</text:p>
          </table:table-cell>
          <table:table-cell office:value-type="float" office:value="1" table:style-name="ce14">
            <text:p>1</text:p>
          </table:table-cell>
          <table:table-cell office:value-type="float" office:value="8.25" table:style-name="ce14">
            <text:p>8.25</text:p>
          </table:table-cell>
          <table:table-cell office:value-type="float" office:value="33.93" table:style-name="ce13">
            <text:p>33.93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22">
            <text:p>11<text:s text:c="4"/></text:p>
          </table:table-cell>
          <table:table-cell office:value-type="float" office:value="218.96" table:style-name="ce13">
            <text:p>218.96</text:p>
          </table:table-cell>
          <table:table-cell office:value-type="float" office:value="53.44" table:style-name="ce15">
            <text:p>53.44</text:p>
          </table:table-cell>
          <table:table-cell office:value-type="float" office:value="296.77999999999997" table:style-name="ce11">
            <text:p>296.78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40" table:style-name="ce17">
            <text:p>24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office:value-type="float" office:value="83.71" table:style-name="ce13">
            <text:p>83.71</text:p>
          </table:table-cell>
          <table:table-cell office:value-type="float" office:value="2" table:style-name="ce14">
            <text:p>2</text:p>
          </table:table-cell>
          <table:table-cell office:value-type="float" office:value="10" table:style-name="ce14">
            <text:p>10</text:p>
          </table:table-cell>
          <table:table-cell office:value-type="float" office:value="56.98" table:style-name="ce13">
            <text:p>56.98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207.27" table:style-name="ce13">
            <text:p>207.27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22">
            <text:p>7<text:s text:c="4"/></text:p>
          </table:table-cell>
          <table:table-cell office:value-type="float" office:value="212.28" table:style-name="ce13">
            <text:p>212.28</text:p>
          </table:table-cell>
          <table:table-cell office:value-type="float" office:value="51.73" table:style-name="ce15">
            <text:p>51.73</text:p>
          </table:table-cell>
          <table:table-cell office:value-type="float" office:value="297.98" table:style-name="ce11">
            <text:p>297.98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08" table:style-name="ce17">
            <text:p>308</text:p>
          </table:table-cell>
          <table:table-cell office:value-type="date" office:date-value="2019-12-28T00:00:00" table:style-name="ce18">
            <text:p>12/28/2019</text:p>
          </table:table-cell>
          <table:table-cell office:value-type="float" office:value="201051" table:style-name="ce12">
            <text:p>201051</text:p>
          </table:table-cell>
          <table:table-cell office:value-type="float" office:value="3301004" table:style-name="ce12">
            <text:p>3301004</text:p>
          </table:table-cell>
          <table:table-cell office:value-type="float" office:value="12" table:style-name="ce12">
            <text:p>12</text:p>
          </table:table-cell>
          <table:table-cell office:value-type="float" office:value="3.75" table:style-name="ce12">
            <text:p>3.75</text:p>
          </table:table-cell>
          <table:table-cell office:value-type="float" office:value="2" table:style-name="ce12">
            <text:p>2</text:p>
          </table:table-cell>
          <table:table-cell office:value-type="float" office:value="10" table:style-name="ce12">
            <text:p>10</text:p>
          </table:table-cell>
          <table:table-cell office:value-type="float" office:value="189" table:style-name="ce20">
            <text:p>189.00</text:p>
          </table:table-cell>
          <table:table-cell table:number-columns-repeated="16351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office:value-type="float" office:value="83.71" table:style-name="ce13">
            <text:p>83.71</text:p>
          </table:table-cell>
          <table:table-cell office:value-type="float" office:value="5" table:style-name="ce14">
            <text:p>5</text:p>
          </table:table-cell>
          <table:table-cell office:value-type="float" office:value="9" table:style-name="ce14">
            <text:p>9</text:p>
          </table:table-cell>
          <table:table-cell office:value-type="float" office:value="115.43" table:style-name="ce13">
            <text:p>115.43</text:p>
          </table:table-cell>
          <table:table-cell office:value-type="float" office:value="9" table:style-name="ce14">
            <text:p>9</text:p>
          </table:table-cell>
          <table:table-cell office:value-type="float" office:value="2" table:style-name="ce11">
            <text:p>2</text:p>
          </table:table-cell>
          <table:table-cell office:value-type="float" office:value="183.89" table:style-name="ce13">
            <text:p>183.89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22">
            <text:p>6<text:s text:c="4"/></text:p>
          </table:table-cell>
          <table:table-cell office:value-type="float" office:value="190.57" table:style-name="ce13">
            <text:p>190.57</text:p>
          </table:table-cell>
          <table:table-cell office:value-type="float" office:value="58.45" table:style-name="ce15">
            <text:p>58.45</text:p>
          </table:table-cell>
          <table:table-cell office:value-type="float" office:value="231.91" table:style-name="ce11">
            <text:p>231.91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7" table:style-name="ce17">
            <text:p>27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office:value-type="float" office:value="83.71" table:style-name="ce13">
            <text:p>83.71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177.21" table:style-name="ce13">
            <text:p>177.21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182.22" table:style-name="ce13">
            <text:p>182.22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22">
            <text:p>6<text:s text:c="4"/></text:p>
          </table:table-cell>
          <table:table-cell office:value-type="float" office:value="188.9" table:style-name="ce13">
            <text:p>188.9</text:p>
          </table:table-cell>
          <table:table-cell office:value-type="float" office:value="61.78" table:style-name="ce15">
            <text:p>61.78</text:p>
          </table:table-cell>
          <table:table-cell office:value-type="float" office:value="235.66" table:style-name="ce11">
            <text:p>235.66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23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239" table:style-name="ce23">
            <text:p>239</text:p>
          </table:table-cell>
          <table:table-cell table:style-name="ce24"/>
          <table:table-cell table:number-columns-repeated="3" table:style-name="ce25"/>
          <table:table-cell table:style-name="ce12"/>
          <table:table-cell table:style-name="ce25"/>
          <table:table-cell table:style-name="ce12"/>
          <table:table-cell table:style-name="ce26"/>
          <table:table-cell table:number-columns-repeated="16351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6">
            <text:p>2<text:s text:c="4"/></text:p>
          </table:table-cell>
          <table:table-cell office:value-type="float" office:value="83.71" table:style-name="ce7">
            <text:p>83.71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223.97" table:style-name="ce7">
            <text:p>223.97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5">
            <text:p>6</text:p>
          </table:table-cell>
          <table:table-cell office:value-type="float" office:value="190.57" table:style-name="ce7">
            <text:p>190.57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6">
            <text:p>10<text:s text:c="4"/></text:p>
          </table:table-cell>
          <table:table-cell office:value-type="float" office:value="197.25" table:style-name="ce8">
            <text:p>197.25</text:p>
          </table:table-cell>
          <table:table-cell office:value-type="float" office:value="46.76" table:style-name="ce27">
            <text:p>46.76</text:p>
          </table:table-cell>
          <table:table-cell office:value-type="float" office:value="260.7" table:style-name="ce5">
            <text:p>260.7</text:p>
          </table:table-cell>
          <table:table-cell office:value-type="float" office:value="3200" table:style-name="ce16">
            <text:p>3200</text:p>
          </table:table-cell>
          <table:table-cell office:value-type="float" office:value="125" table:style-name="ce11">
            <text:p>125</text:p>
          </table:table-cell>
          <table:table-cell office:value-type="float" office:value="32" table:style-name="ce5">
            <text:p>32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23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244" table:style-name="ce23">
            <text:p>244</text:p>
          </table:table-cell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number-columns-repeated="13" table:style-name="ce2"/>
          <table:table-cell table:style-name="ce29"/>
          <table:table-cell table:style-name="ce30"/>
          <table:table-cell table:number-columns-repeated="4" table:style-name="ce2"/>
          <table:table-cell table:style-name="ce31"/>
          <table:table-cell table:number-columns-repeated="5" table:style-name="ce30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number-columns-repeated="8" table:style-name="ce2"/>
          <table:table-cell office:value-type="string" table:style-name="ce2">
            <text:p>Total Cum from Previous Months</text:p>
          </table:table-cell>
          <table:table-cell table:number-columns-repeated="4" table:style-name="ce2"/>
          <table:table-cell office:value-type="float" office:value="131525" table:style-name="ce32">
            <text:p>131525</text:p>
          </table:table-cell>
          <table:table-cell table:style-name="ce10"/>
          <table:table-cell table:style-name="ce2"/>
          <table:table-cell office:value-type="string" table:style-name="ce2">
            <text:p>Total Cum from Previous Months</text:p>
          </table:table-cell>
          <table:table-cell table:number-columns-repeated="3" table:style-name="ce2"/>
          <table:table-cell office:value-type="float" office:value="67124" table:style-name="ce32">
            <text:p>67124</text:p>
          </table:table-cell>
          <table:table-cell table:number-columns-repeated="4" table:style-name="ce32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number-columns-repeated="10" table:style-name="ce2"/>
          <table:table-cell office:value-type="string" table:style-name="ce2">
            <text:p>GRAND TOTAL</text:p>
          </table:table-cell>
          <table:table-cell table:number-columns-repeated="2" table:style-name="ce2"/>
          <table:table-cell office:value-type="float" office:value="131525" table:formula="of:=SUM([.N40:.N41])" table:style-name="ce33">
            <text:p>131525</text:p>
          </table:table-cell>
          <table:table-cell office:value-type="float" office:value="0" table:formula="of:=[.O40]+[.O41]" table:style-name="ce10">
            <text:p>0</text:p>
          </table:table-cell>
          <table:table-cell table:number-columns-repeated="3" table:style-name="ce2"/>
          <table:table-cell office:value-type="string" table:style-name="ce2">
            <text:p>GRAND TOTAL</text:p>
          </table:table-cell>
          <table:table-cell table:style-name="ce2"/>
          <table:table-cell office:value-type="float" office:value="67124" table:formula="of:=[.U40]+[.U41]" table:style-name="ce32">
            <text:p>67124</text:p>
          </table:table-cell>
          <table:table-cell office:value-type="float" office:value="0" table:formula="of:=SUM([.V40:.V41])" table:style-name="ce32">
            <text:p>0</text:p>
          </table:table-cell>
          <table:table-cell office:value-type="float" office:value="0" table:formula="of:=SUM([.W40:.W41])" table:style-name="ce32">
            <text:p>0</text:p>
          </table:table-cell>
          <table:table-cell office:value-type="float" office:value="0" table:formula="of:=SUM([.X40:.X41])" table:style-name="ce32">
            <text:p>0</text:p>
          </table:table-cell>
          <table:table-cell office:value-type="float" office:value="0" table:formula="of:=SUM([.Y40:.Y41])" table:style-name="ce32">
            <text:p>0</text:p>
          </table:table-cell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number-rows-repeated="2" table:style-name="ro1">
          <table:table-cell table:number-columns-repeated="25" table:style-name="ce2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number-columns-repeated="2" table:style-name="ce2"/>
          <table:table-cell table:style-name="ce34"/>
          <table:table-cell table:number-columns-repeated="22" table:style-name="ce2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style-name="ce2"/>
          <table:table-cell office:value-type="string" table:number-columns-spanned="24" table:number-rows-spanned="1" table:style-name="ce58">
            <text:p>12/22/2019 changed out bad gauge on casing.</text:p>
          </table:table-cell>
          <table:covered-table-cell table:number-columns-repeated="23"/>
          <table:table-cell table:style-name="ce24"/>
          <table:table-cell table:number-columns-repeated="3" table:style-name="ce25"/>
          <table:table-cell table:style-name="ce28"/>
          <table:table-cell table:style-name="ce25"/>
          <table:table-cell table:style-name="ce28"/>
          <table:table-cell table:style-name="ce26"/>
          <table:table-cell table:number-columns-repeated="16351"/>
        </table:table-row>
        <table:table-row table:style-name="ro1">
          <table:table-cell table:style-name="ce2"/>
          <table:table-cell office:value-type="string" table:number-columns-spanned="24" table:number-rows-spanned="1" table:style-name="ce58">
            <text:p>12/26/19 PM done on engiens<text:s/></text:p>
          </table:table-cell>
          <table:covered-table-cell table:number-columns-repeated="23"/>
          <table:table-cell table:style-name="ce24"/>
          <table:table-cell table:number-columns-repeated="6" table:style-name="ce25"/>
          <table:table-cell table:style-name="ce26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8"/>
          <table:covered-table-cell table:number-columns-repeated="23"/>
          <table:table-cell table:style-name="ce35"/>
          <table:table-cell table:number-columns-repeated="6" table:style-name="ce25"/>
          <table:table-cell table:style-name="ce26"/>
          <table:table-cell table:number-columns-repeated="16351"/>
        </table:table-row>
        <table:table-row table:style-name="ro2">
          <table:table-cell table:style-name="ce2"/>
          <table:table-cell table:number-columns-spanned="23" table:number-rows-spanned="1" table:style-name="ce59"/>
          <table:covered-table-cell table:number-columns-repeated="22"/>
          <table:table-cell table:style-name="ce2"/>
          <table:table-cell table:style-name="ce35"/>
          <table:table-cell table:number-columns-repeated="6" table:style-name="ce25"/>
          <table:table-cell table:style-name="ce26"/>
          <table:table-cell table:number-columns-repeated="16351"/>
        </table:table-row>
        <table:table-row table:style-name="ro2">
          <table:table-cell table:style-name="ce2"/>
          <table:table-cell table:number-columns-spanned="23" table:number-rows-spanned="1" table:style-name="ce59"/>
          <table:covered-table-cell table:number-columns-repeated="22"/>
          <table:table-cell table:style-name="ce2"/>
          <table:table-cell office:value-type="string" table:number-columns-spanned="7" table:number-rows-spanned="1" table:style-name="ce60">
            <text:p>TOTAL</text:p>
          </table:table-cell>
          <table:covered-table-cell table:number-columns-repeated="6"/>
          <table:table-cell office:value-type="float" office:value="1503.4" table:formula="of:=SUM([.AG9:.AG49])" table:style-name="ce36">
            <text:p>1503.40</text:p>
          </table:table-cell>
          <table:table-cell table:number-columns-repeated="16351"/>
        </table:table-row>
        <table:table-row table:style-name="ro1">
          <table:table-cell table:number-columns-spanned="25" table:number-rows-spanned="1" table:style-name="ce61"/>
          <table:covered-table-cell table:number-columns-repeated="24"/>
          <table:table-cell office:value-type="string" table:number-columns-spanned="8" table:number-rows-spanned="1" table:style-name="ce62">
            <text:p>Other Runs ( Water, Hot Oil, BSW, Etc.)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34"/>
          <table:table-cell table:number-columns-spanned="21" table:number-rows-spanned="1" table:style-name="ce59"/>
          <table:covered-table-cell table:number-columns-repeated="20"/>
          <table:table-cell table:number-columns-repeated="3" table:style-name="ce34"/>
          <table:table-cell table:number-columns-repeated="8" table:style-name="ce25"/>
          <table:table-cell table:number-columns-repeated="16351"/>
        </table:table-row>
        <table:table-row table:style-name="ro6">
          <table:table-cell office:value-type="string" table:number-columns-spanned="24" table:number-rows-spanned="1" table:style-name="ce63">
            <text:p><text:s text:c="3"/></text:p>
          </table:table-cell>
          <table:covered-table-cell table:number-columns-repeated="23"/>
          <table:table-cell table:style-name="ce34"/>
          <table:table-cell table:number-columns-repeated="8" table:style-name="ce25"/>
          <table:table-cell table:number-columns-repeated="16351"/>
        </table:table-row>
        <table:table-row table:style-name="ro1">
          <table:table-cell table:number-columns-spanned="24" table:number-rows-spanned="1" table:style-name="ce59"/>
          <table:covered-table-cell table:number-columns-repeated="23"/>
          <table:table-cell table:style-name="ce2"/>
          <table:table-cell table:number-columns-repeated="8" table:style-name="ce25"/>
          <table:table-cell table:number-columns-repeated="16351"/>
        </table:table-row>
        <table:table-row table:style-name="ro1">
          <table:table-cell table:number-columns-spanned="24" table:number-rows-spanned="1" table:style-name="ce59"/>
          <table:covered-table-cell table:number-columns-repeated="23"/>
          <table:table-cell table:style-name="ce2"/>
          <table:table-cell office:value-type="string" table:number-columns-spanned="8" table:number-rows-spanned="1" table:style-name="ce64">
            <text:p>SUMMARY OF STOCKS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number-columns-spanned="6" table:number-rows-spanned="1" table:style-name="ce65">
            <text:p>CLOSING STOCK</text:p>
          </table:table-cell>
          <table:covered-table-cell table:number-columns-repeated="5"/>
          <table:table-cell table:number-columns-spanned="2" table:number-rows-spanned="1" table:style-name="ce66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number-columns-spanned="6" table:number-rows-spanned="1" table:style-name="ce67">
            <text:p>OIL SALES</text:p>
          </table:table-cell>
          <table:covered-table-cell table:number-columns-repeated="5"/>
          <table:table-cell office:value-type="float" office:value="1503.4" table:formula="of:=[.AG50]" table:number-columns-spanned="2" table:number-rows-spanned="1" table:style-name="ce68">
            <text:p>1503.4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number-columns-spanned="6" table:number-rows-spanned="1" table:style-name="ce67">
            <text:p>OPENING STOCK</text:p>
          </table:table-cell>
          <table:covered-table-cell table:number-columns-repeated="5"/>
          <table:table-cell office:value-type="float" office:value="0" table:formula="of:=[.D8]+[.G8]+[.J8]" table:number-columns-spanned="2" table:number-rows-spanned="1" table:style-name="ce68">
            <text:p>0.0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number-columns-spanned="6" table:number-rows-spanned="1" table:style-name="ce67">
            <text:p>PRODUCTION</text:p>
          </table:table-cell>
          <table:covered-table-cell table:number-columns-repeated="5"/>
          <table:table-cell office:value-type="float" office:value="1503.4" table:formula="of:=[.AF56]+[.AF57]-[.AF58]" table:number-columns-spanned="2" table:number-rows-spanned="1" table:style-name="ce68">
            <text:p>1503.4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table:number-columns-spanned="6" table:number-rows-spanned="1" table:style-name="ce66"/>
          <table:covered-table-cell table:number-columns-repeated="5"/>
          <table:table-cell table:number-columns-spanned="2" table:number-rows-spanned="1" table:style-name="ce66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number-columns-spanned="8" table:number-rows-spanned="1" table:style-name="ce69">
            <text:p>PRODUCTION = Closing Stock + Oil Sales - Opening Stock</text:p>
          </table:table-cell>
          <table:covered-table-cell table:number-columns-repeated="7"/>
          <table:table-cell table:number-columns-repeated="16351"/>
        </table:table-row>
        <table:table-row table:style-name="ro7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style-name="ce38">
            <text:p>STATIC</text:p>
            <text:p>RANGE</text:p>
          </table:table-cell>
          <table:table-cell table:number-columns-spanned="2" table:number-rows-spanned="1" table:style-name="ce66"/>
          <table:covered-table-cell/>
          <table:table-cell office:value-type="string" table:number-columns-spanned="2" table:number-rows-spanned="1" table:style-name="ce70">
            <text:p>DIFF.</text:p>
            <text:p>RANGE</text:p>
          </table:table-cell>
          <table:covered-table-cell/>
          <table:table-cell table:number-columns-spanned="3" table:number-rows-spanned="1" table:style-name="ce71"/>
          <table:covered-table-cell table:number-columns-repeated="2"/>
          <table:table-cell table:number-columns-repeated="16351"/>
        </table:table-row>
        <table:table-row table:style-name="ro7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style-name="ce38">
            <text:p>ORFICE</text:p>
            <text:p>PLATE:</text:p>
          </table:table-cell>
          <table:table-cell office:value-type="float" office:value="1.25" table:number-columns-spanned="2" table:number-rows-spanned="1" table:style-name="ce72">
            <text:p>1.25</text:p>
          </table:table-cell>
          <table:covered-table-cell/>
          <table:table-cell office:value-type="string" table:number-columns-spanned="2" table:number-rows-spanned="1" table:style-name="ce70">
            <text:p>METER</text:p>
            <text:p>RUN SIZE:</text:p>
          </table:table-cell>
          <table:covered-table-cell/>
          <table:table-cell table:number-columns-spanned="3" table:number-rows-spanned="1" table:style-name="ce71"/>
          <table:covered-table-cell table:number-columns-repeated="2"/>
          <table:table-cell table:number-columns-repeated="16351"/>
        </table:table-row>
        <table:table-row table:style-name="ro8">
          <table:table-cell table:style-name="ce2"/>
          <table:table-cell table:number-columns-spanned="24" table:number-rows-spanned="1" table:style-name="ce61"/>
          <table:covered-table-cell table:number-columns-repeated="23"/>
          <table:table-cell office:value-type="string" table:style-name="ce38">
            <text:p>METER</text:p>
            <text:p>COEFF:</text:p>
          </table:table-cell>
          <table:table-cell table:number-columns-spanned="2" table:number-rows-spanned="1" table:style-name="ce66"/>
          <table:covered-table-cell/>
          <table:table-cell table:number-columns-spanned="5" table:number-rows-spanned="1" table:style-name="ce66"/>
          <table:covered-table-cell table:number-columns-repeated="4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61"/>
          <table:covered-table-cell table:number-columns-repeated="23"/>
          <table:table-cell office:value-type="string" table:style-name="ce37">
            <text:p>REMARKS:</text:p>
          </table:table-cell>
          <table:table-cell table:style-name="ce37"/>
          <table:table-cell office:value-type="string" table:number-columns-spanned="6" table:number-rows-spanned="1" table:style-name="ce73">
            <text:p>Visually checked tanks.</text:p>
          </table:table-cell>
          <table:covered-table-cell table:number-columns-repeated="5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61"/>
          <table:covered-table-cell table:number-columns-repeated="23"/>
          <table:table-cell table:number-columns-spanned="8" table:number-rows-spanned="1" table:style-name="ce66"/>
          <table:covered-table-cell table:number-columns-repeated="7"/>
          <table:table-cell table:number-columns-repeated="16351"/>
        </table:table-row>
        <table:table-row table:style-name="ro2">
          <table:table-cell/>
          <table:table-cell table:number-columns-repeated="2" table:style-name="ce2"/>
          <table:table-cell table:style-name="ce39"/>
          <table:table-cell table:number-columns-repeated="21" table:style-name="ce2"/>
          <table:table-cell table:number-columns-spanned="8" table:number-rows-spanned="1" table:style-name="ce66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style-name="ce31"/>
          <table:table-cell table:number-columns-repeated="23" table:style-name="ce2"/>
          <table:table-cell table:number-columns-repeated="8" table:style-name="ce30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table:number-columns-spanned="8" table:number-rows-spanned="1" table:style-name="ce66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office:value-type="string" table:number-columns-spanned="2" table:number-rows-spanned="1" table:style-name="ce74">
            <text:p>SIGNATURE:</text:p>
          </table:table-cell>
          <table:covered-table-cell/>
          <table:table-cell table:number-columns-spanned="6" table:number-rows-spanned="1" table:style-name="ce47"/>
          <table:covered-table-cell table:number-columns-repeated="5"/>
          <table:table-cell table:number-columns-repeated="16351"/>
        </table:table-row>
        <table:table-row table:number-rows-repeated="104850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month/>
      <number:text>/</number:text>
      <number:day/>
      <number:text>/</number:text>
      <number:year number:style="long"/>
    </number:date-style>
    <number:number-style style:name="N39" number:language="en" number:country="US">
      <number:fraction number:min-integer-digits="0" number:min-numerator-digits="1" number:min-denominator-digits="1"/>
    </number:number-style>
    <number:number-style style:name="N40" number:language="en" number:country="US">
      <number:number number:decimal-places="0" number:min-integer-digits="1"/>
    </number:number-style>
    <number:number-style style:name="N41P0">
      <number:number number:decimal-places="2" number:min-integer-digits="1"/>
      <number:text> </number:text>
    </number:number-style>
    <number:number-style style:name="N41">
      <style:text-properties fo:color="#FF0000"/>
      <number:text>(</number:text>
      <number:number number:decimal-places="2" number:min-integer-digits="1"/>
      <number:text>)</number:text>
      <style:map style:condition="value()&gt;=0" style:apply-style-name="N41P0"/>
    </number:number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5402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eVIN User</meta:initial-creator>
    <dc:creator>eVIN User</dc:creator>
    <meta:creation-date>2019-12-03T00:19:23Z</meta:creation-date>
    <dc:date>2020-01-02T00:44:14Z</dc:date>
  </office:meta>
</office:document-meta>
</file>